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4.9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4.121cm"/>
    </style:style>
    <style:style style:name="gr6" style:family="graphic" style:parent-style-name="standard">
      <style:graphic-properties draw:stroke="none" svg:stroke-color="#000000" draw:fill="none" draw:fill-color="#ffffff" draw:textarea-horizontal-align="left" draw:auto-grow-height="true" draw:auto-grow-width="false" fo:min-height="1.425cm" fo:min-width="0cm"/>
    </style:style>
    <style:style style:name="gr7" style:family="graphic" style:parent-style-name="standard">
      <style:graphic-properties draw:fill-color="#ffcc00" draw:textarea-vertical-align="middle"/>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textarea-vertical-align="top"/>
    </style:style>
    <style:style style:name="gr11" style:family="graphic" style:parent-style-name="objectwithoutfill">
      <style:graphic-properties draw:fill="none" draw:textarea-vertical-align="middle"/>
    </style:style>
    <style:style style:name="gr12" style:family="graphic" style:parent-style-name="standard">
      <style:graphic-properties draw:stroke="solid" svg:stroke-width="0.053cm" svg:stroke-color="#000000" draw:marker-start-width="0.279cm" draw:marker-end="Half_20_Circle_20_unfilled" draw:marker-end-width="0.279cm" draw:textarea-vertical-align="middle" fo:padding-top="0.151cm" fo:padding-bottom="0.151cm" fo:padding-left="0.276cm" fo:padding-right="0.276cm"/>
    </style:style>
    <style:style style:name="gr13" style:family="graphic" style:parent-style-name="standard">
      <style:graphic-properties svg:stroke-width="0.053cm" svg:stroke-color="#000000" draw:marker-start-width="0.279cm" draw:marker-end="Half_20_Circle_20_unfilled" draw:marker-end-width="0.279cm" draw:textarea-vertical-align="middle" fo:padding-top="0.151cm" fo:padding-bottom="0.151cm" fo:padding-left="0.276cm" fo:padding-right="0.276cm"/>
    </style:style>
    <style:style style:name="gr14" style:family="graphic" style:parent-style-name="standard">
      <style:graphic-properties draw:stroke="solid" svg:stroke-color="#000000" draw:fill="solid" draw:fill-color="#ffcc00" draw:textarea-horizontal-align="left" draw:auto-grow-height="true" draw:auto-grow-width="false" fo:min-height="2.849cm" fo:min-width="0cm"/>
    </style:style>
    <style:style style:name="gr15" style:family="graphic" style:parent-style-name="standard">
      <style:graphic-properties draw:stroke="solid" svg:stroke-color="#000000" draw:fill="solid" draw:fill-color="#ffcc00" draw:textarea-horizontal-align="left" draw:auto-grow-height="true" draw:auto-grow-width="false" fo:min-height="2.137cm" fo:min-width="0cm"/>
    </style:style>
    <style:style style:name="gr16" style:family="graphic" style:parent-style-name="standard">
      <style:graphic-properties draw:stroke="solid" svg:stroke-width="0.018cm" svg:stroke-color="#000000" draw:marker-start-width="0.227cm" draw:marker-end-width="0.227cm" draw:fill="solid" draw:fill-color="#ffcc00" draw:textarea-horizontal-align="left" draw:auto-grow-height="true" draw:auto-grow-width="false" fo:min-height="3.561cm" fo:min-width="0cm"/>
    </style:style>
    <style:style style:name="gr17" style:family="graphic" style:parent-style-name="standard">
      <style:graphic-properties draw:textarea-vertical-align="middle"/>
    </style:style>
    <style:style style:name="gr18" style:family="graphic" style:parent-style-name="standard">
      <style:graphic-properties draw:fill-color="#ffff66" draw:textarea-vertical-align="top"/>
    </style:style>
    <style:style style:name="gr19" style:family="graphic" style:parent-style-name="objectwithoutfill">
      <style:graphic-properties draw:marker-end="Arrow" draw:marker-end-width="0.3cm" draw:fill="none" draw:textarea-vertical-align="bottom"/>
    </style:style>
    <style:style style:name="P1" style:family="paragraph">
      <style:paragraph-properties fo:text-align="center"/>
    </style:style>
    <style:style style:name="P2" style:family="paragraph">
      <style:paragraph-properties fo:margin-left="0.254cm" fo:margin-right="0cm" fo:text-align="start" fo:text-indent="0cm"/>
    </style:style>
    <style:style style:name="P3" style:family="paragraph">
      <style:paragraph-properties fo:margin-left="2.496cm" fo:margin-right="0cm" fo:text-indent="-2.496cm"/>
    </style:style>
    <style:style style:name="P4" style:family="paragraph">
      <style:paragraph-properties fo:margin-left="2.526cm" fo:margin-right="0cm" fo:text-indent="-2.526cm"/>
    </style:style>
    <style:style style:name="P5" style:family="paragraph">
      <style:paragraph-properties fo:margin-left="2.556cm" fo:margin-right="0cm" fo:text-indent="-2.556cm"/>
    </style:style>
    <style:style style:name="P6" style:family="paragraph">
      <style:paragraph-properties fo:text-align="start"/>
    </style:style>
    <style:style style:name="P7" style:family="paragraph">
      <style:paragraph-properties fo:margin-top="0cm" fo:margin-bottom="0cm"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477cm" svg:height="3.556cm" svg:x="10.732cm" svg:y="1.889cm">
          <text:p text:style-name="P1">Landmark</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2" draw:text-style-name="P1" draw:layer="layout" svg:width="22.987cm" svg:height="3.302cm" svg:x="2.397cm" svg:y="6.588cm">
          <text:p text:style-name="P1">Services</text:p>
        </draw:rect>
        <draw:custom-shape draw:style-name="gr1" draw:text-style-name="P1" draw:layer="layout" svg:width="5.207cm" svg:height="5.207cm" svg:x="2.397cm" svg:y="12.557cm">
          <text:p text:style-name="P1">Landmark </text:p>
          <text:p text:style-name="P1">Mobile App</text:p>
          <text:p text:style-name="P1">(View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3" draw:text-style-name="P1" draw:layer="layout" svg:x1="6.715cm" svg:y1="12.557cm" svg:x2="6.715cm" svg:y2="9.89cm">
          <text:p/>
        </draw:line>
        <draw:frame draw:style-name="gr4" draw:layer="layout" svg:width="5.4cm" svg:height="0.963cm" svg:x="1.254cm" svg:y="10.832cm">
          <draw:text-box>
            <text:p>Fetch Landmarks</text:p>
          </draw:text-box>
        </draw:frame>
        <draw:custom-shape draw:style-name="gr1" draw:text-style-name="P1" draw:layer="layout" svg:width="5.207cm" svg:height="5.207cm" svg:x="14.771cm" svg:y="12.557cm">
          <text:p text:style-name="P1">Landmark </text:p>
          <text:p text:style-name="P1">Mobile App</text:p>
          <text:p text:style-name="P1">(Admi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3" draw:text-style-name="P1" draw:layer="layout" svg:x1="15.449cm" svg:y1="12.558cm" svg:x2="15.449cm" svg:y2="9.891cm">
          <text:p/>
        </draw:line>
        <draw:frame draw:style-name="gr5" draw:layer="layout" svg:width="4.621cm" svg:height="0.963cm" svg:x="10.525cm" svg:y="10.832cm">
          <draw:text-box>
            <text:p>Add Landmark</text:p>
          </draw:text-box>
        </draw:frame>
        <draw:line draw:style-name="gr3" draw:text-style-name="P1" draw:layer="layout" svg:x1="17.002cm" svg:y1="12.557cm" svg:x2="17.002cm" svg:y2="9.89cm">
          <text:p/>
        </draw:line>
        <draw:frame draw:style-name="gr6" draw:layer="layout" svg:width="5.54cm" svg:height="1.675cm" svg:x="17.177cm" svg:y="10.525cm">
          <draw:text-box>
            <text:p>Manage Accounts</text:p>
            <text:p><text:tab/>(CRUD)</text:p>
          </draw:text-box>
        </draw:frame>
        <draw:rect draw:style-name="gr7" draw:text-style-name="P1" draw:layer="layout" svg:width="6.985cm" svg:height="2.032cm" svg:x="17.383cm" svg:y="7.096cm">
          <text:p text:style-name="P1">Admin Service</text:p>
        </draw:rect>
        <draw:rect draw:style-name="gr7" draw:text-style-name="P1" draw:layer="layout" svg:width="6.985cm" svg:height="2.032cm" svg:x="3.184cm" svg:y="7.096cm">
          <text:p text:style-name="P1">Tourist Service</text:p>
        </draw:rect>
        <draw:custom-shape draw:style-name="gr8" draw:text-style-name="P1" draw:layer="layout" svg:width="0.762cm" svg:height="1.143cm" svg:x="13.622cm" svg:y="5.44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layer="layout" svg:width="4.757cm" svg:height="0.963cm" svg:x="1.381cm" svg:y="1.381cm">
          <draw:text-box>
            <text:p>System Design</text:p>
          </draw:text-box>
        </draw:frame>
      </draw:page>
      <draw:page draw:name="page2" draw:style-name="dp1" draw:master-page-name="Default">
        <draw:frame draw:style-name="gr9" draw:layer="layout" svg:width="5.358cm" svg:height="0.963cm" svg:x="1.381cm" svg:y="1.381cm">
          <draw:text-box>
            <text:p>Database Design</text:p>
          </draw:text-box>
        </draw:frame>
        <draw:rect draw:style-name="gr10" draw:text-style-name="P1" xml:id="id1" draw:id="id1" draw:layer="layout" svg:width="8.255cm" svg:height="5.334cm" svg:x="1.635cm" svg:y="3.804cm">
          <text:p text:style-name="P2">Landmarks</text:p>
        </draw:rect>
        <draw:line draw:style-name="gr11" draw:text-style-name="P1" draw:layer="layout" svg:x1="1.681cm" svg:y1="4.683cm" svg:x2="9.89cm" svg:y2="4.683cm">
          <text:p/>
        </draw:line>
        <draw:rect draw:style-name="gr10" draw:text-style-name="P1" xml:id="id2" draw:id="id2" draw:layer="layout" svg:width="7.439cm" svg:height="3.683cm" svg:x="11.849cm" svg:y="3.794cm">
          <text:p text:style-name="P2">Hits</text:p>
        </draw:rect>
        <draw:line draw:style-name="gr11" draw:text-style-name="P1" draw:layer="layout" svg:x1="11.895cm" svg:y1="4.683cm" svg:x2="19.288cm" svg:y2="4.683cm">
          <text:p/>
        </draw:line>
        <draw:frame draw:style-name="gr9" draw:layer="layout" svg:width="7.775cm" svg:height="3.811cm" svg:x="2.196cm" svg:y="4.809cm">
          <draw:text-box>
            <text:p>LandmarkId (PK, BIGINT)</text:p>
            <text:p>Title (VC50)</text:p>
            <text:p>Description (VC500)</text:p>
            <text:p>Longitude (DEC7,4)</text:p>
            <text:p>Latitude (DEC7,4)</text:p>
          </draw:text-box>
        </draw:frame>
        <draw:frame draw:style-name="gr9" draw:layer="layout" svg:width="6.573cm" svg:height="2.387cm" svg:x="12.796cm" svg:y="4.937cm">
          <draw:text-box>
            <text:p>HitId (PK, INT)</text:p>
            <text:p>LandmarkId (BIGINT)</text:p>
            <text:p>Created (DateTime)</text:p>
          </draw:text-box>
        </draw:frame>
        <draw:connector draw:style-name="gr12" draw:text-style-name="P1" draw:layer="layout" svg:x1="9.89cm" svg:y1="6.471cm" svg:x2="11.849cm" svg:y2="5.635cm" draw:start-shape="id1" draw:end-shape="id2" svg:d="M9890 6471h980v-836h979">
          <text:p/>
        </draw:connector>
        <draw:rect draw:style-name="gr10" draw:text-style-name="P1" xml:id="id3" draw:id="id3" draw:layer="layout" svg:width="8.24cm" svg:height="5.799cm" svg:x="1.65cm" svg:y="10.695cm">
          <text:p text:style-name="P2">Accounts</text:p>
        </draw:rect>
        <draw:line draw:style-name="gr11" draw:text-style-name="P1" draw:layer="layout" svg:x1="1.635cm" svg:y1="11.541cm" svg:x2="9.89cm" svg:y2="11.541cm">
          <text:p/>
        </draw:line>
        <draw:frame draw:style-name="gr9" draw:layer="layout" svg:width="6.717cm" svg:height="4.523cm" svg:x="2.284cm" svg:y="11.641cm">
          <draw:text-box>
            <text:p>AccountId (PK, INT)</text:p>
            <text:p>UserId (VC 20)</text:p>
            <text:p>Password (VC 50)</text:p>
            <text:p>PasswordKey (VC 50)</text:p>
            <text:p>PasswordIV (VC 50)</text:p>
            <text:p>IsLocked (BIT)</text:p>
          </draw:text-box>
        </draw:frame>
        <draw:rect draw:style-name="gr10" draw:text-style-name="P1" xml:id="id4" draw:id="id4" draw:layer="layout" svg:width="5.842cm" svg:height="2.751cm" svg:x="11.795cm" svg:y="10.695cm">
          <text:p text:style-name="P2">UserRoles</text:p>
        </draw:rect>
        <draw:line draw:style-name="gr11" draw:text-style-name="P1" draw:layer="layout" svg:x1="11.795cm" svg:y1="11.541cm" svg:x2="17.637cm" svg:y2="11.541cm">
          <text:p/>
        </draw:line>
        <draw:frame draw:style-name="gr9" draw:layer="layout" svg:width="4.951cm" svg:height="1.675cm" svg:x="12.432cm" svg:y="11.541cm">
          <draw:text-box>
            <text:p>AccountId (INT)</text:p>
            <text:p>Role (INT)</text:p>
          </draw:text-box>
        </draw:frame>
        <draw:connector draw:style-name="gr13" draw:text-style-name="P1" draw:layer="layout" svg:x1="9.89cm" svg:y1="13.594cm" svg:x2="11.795cm" svg:y2="12.07cm" draw:start-shape="id3" draw:start-glue-point="1" draw:end-shape="id4" draw:end-glue-point="3" svg:d="M9890 13594h953v-1524h952">
          <text:p/>
        </draw:connector>
        <draw:rect draw:style-name="gr10" draw:text-style-name="P1" xml:id="id5" draw:id="id5" draw:layer="layout" svg:width="5.931cm" svg:height="2.751cm" svg:x="18.907cm" svg:y="10.696cm">
          <text:p text:style-name="P2">Roles</text:p>
        </draw:rect>
        <draw:line draw:style-name="gr11" draw:text-style-name="P1" draw:layer="layout" svg:x1="18.907cm" svg:y1="11.541cm" svg:x2="24.837cm" svg:y2="11.541cm">
          <text:p/>
        </draw:line>
        <draw:frame draw:style-name="gr9" draw:layer="layout" svg:width="5.366cm" svg:height="0.963cm" svg:x="19.469cm" svg:y="11.668cm">
          <draw:text-box>
            <text:p>Role (PK, VC 15)</text:p>
          </draw:text-box>
        </draw:frame>
        <draw:connector draw:style-name="gr13" draw:text-style-name="P1" draw:layer="layout" svg:x1="18.907cm" svg:y1="12.071cm" svg:x2="17.637cm" svg:y2="12.07cm" draw:start-shape="id5" draw:start-glue-point="3" draw:end-shape="id4" draw:end-glue-point="1" svg:d="M18907 12071h-635v-1h-635">
          <text:p/>
        </draw:connector>
        <draw:rect draw:style-name="gr10" draw:text-style-name="P1" xml:id="id6" draw:id="id6" draw:layer="layout" svg:width="7.874cm" svg:height="2.794cm" svg:x="11.795cm" svg:y="14.208cm">
          <text:p text:style-name="P2">LoginSessions</text:p>
        </draw:rect>
        <draw:frame draw:style-name="gr9" draw:layer="layout" svg:width="7.161cm" svg:height="1.675cm" svg:x="12.43cm" svg:y="15.2cm">
          <draw:text-box>
            <text:p>AccountId (INT)</text:p>
            <text:p>LoginDate (DATETIME)</text:p>
          </draw:text-box>
        </draw:frame>
        <draw:connector draw:style-name="gr13" draw:text-style-name="P1" draw:layer="layout" svg:x1="9.89cm" svg:y1="13.594cm" svg:x2="11.795cm" svg:y2="15.605cm" draw:start-shape="id3" draw:start-glue-point="1" draw:end-shape="id6" draw:end-glue-point="3" svg:d="M9890 13594h953v2011h952">
          <text:p/>
        </draw:connector>
        <draw:line draw:style-name="gr11" draw:text-style-name="P1" draw:layer="layout" svg:x1="11.795cm" svg:y1="15.07cm" svg:x2="19.669cm" svg:y2="15.07cm">
          <text:p/>
        </draw:line>
      </draw:page>
      <draw:page draw:name="page3" draw:style-name="dp1" draw:master-page-name="Default">
        <draw:frame draw:style-name="gr9" draw:layer="layout" svg:width="4.761cm" svg:height="0.963cm" svg:x="1.381cm" svg:y="1.381cm">
          <draw:text-box>
            <text:p>Service Design</text:p>
          </draw:text-box>
        </draw:frame>
        <draw:frame draw:style-name="gr14" draw:layer="layout" svg:width="9.144cm" svg:height="3.099cm" svg:x="2.778cm" svg:y="2.854cm">
          <draw:text-box>
            <text:p>string[] FetchLandmarks(</text:p>
            <text:p text:style-name="P3"><text:tab/>CurrentLatitude, </text:p>
            <text:p text:style-name="P3"><text:tab/>CurrentLongitude,</text:p>
            <text:p text:style-name="P3"><text:tab/>ProximityLimit)</text:p>
          </draw:text-box>
        </draw:frame>
        <draw:frame draw:style-name="gr15" draw:layer="layout" svg:width="9.144cm" svg:height="2.387cm" svg:x="2.778cm" svg:y="6.871cm">
          <draw:text-box>
            <text:p>Result Login(</text:p>
            <text:p text:style-name="P4"><text:tab/>Username, </text:p>
            <text:p text:style-name="P4"><text:tab/>Password)</text:p>
          </draw:text-box>
        </draw:frame>
        <draw:frame draw:style-name="gr16" draw:layer="layout" svg:width="9.144cm" svg:height="3.811cm" svg:x="2.778cm" svg:y="10.166cm">
          <draw:text-box>
            <text:p>Result AddLandmark(</text:p>
            <text:p text:style-name="P5"><text:tab/>CurrentLatitude, </text:p>
            <text:p text:style-name="P5"><text:tab/>CurrentLongitude, </text:p>
            <text:p text:style-name="P5"><text:tab/>Title, </text:p>
            <text:p text:style-name="P5"><text:tab/>Description)</text:p>
          </draw:text-box>
        </draw:frame>
        <draw:rect draw:style-name="gr17" draw:text-style-name="P1" draw:layer="layout" svg:width="13.589cm" svg:height="17.018cm" svg:x="12.811cm" svg:y="2.859cm">
          <text:p/>
        </draw:rect>
        <draw:rect draw:style-name="gr18" draw:text-style-name="P6" draw:layer="layout" svg:width="4.953cm" svg:height="3.175cm" svg:x="13.573cm" svg:y="3.286cm">
          <text:p text:style-name="P6">DataContext</text:p>
          <text:p text:style-name="P6">Connection</text:p>
          <text:p text:style-name="P6">Command</text:p>
          <text:p text:style-name="P6">Reader</text:p>
        </draw:rect>
        <draw:line draw:style-name="gr11" draw:text-style-name="P1" draw:layer="layout" svg:x1="13.573cm" svg:y1="4.07cm" svg:x2="18.526cm" svg:y2="4.07cm">
          <text:p/>
        </draw:line>
        <draw:rect draw:style-name="gr18" draw:text-style-name="P6" draw:layer="layout" svg:width="12.191cm" svg:height="4.862cm" svg:x="13.574cm" svg:y="7.187cm">
          <text:p text:style-name="P6">LandmarkRepository</text:p>
          <text:p text:style-name="P6">string[] Read(<text:tab/>CurrentLat, CurrentLong,</text:p>
          <text:p text:style-name="P6"><text:tab/>Proximity)</text:p>
          <text:p text:style-name="P6"><text:tab/>* For all matches, add to hit list.</text:p>
          <text:p text:style-name="P6"/>
          <text:p text:style-name="P6">Result Create(CurrentLat, CurrentLong,</text:p>
          <text:p text:style-name="P6"><text:tab/>Title, Description)</text:p>
          <text:p text:style-name="P6"/>
        </draw:rect>
        <draw:line draw:style-name="gr11" draw:text-style-name="P1" draw:layer="layout" svg:x1="13.574cm" svg:y1="7.97cm" svg:x2="19.75cm" svg:y2="7.985cm">
          <text:p/>
        </draw:line>
      </draw:page>
      <draw:page draw:name="page4" draw:style-name="dp1" draw:master-page-name="Default">
        <draw:frame draw:style-name="gr9" draw:layer="layout" svg:width="3.774cm" svg:height="0.963cm" svg:x="1.381cm" svg:y="1.381cm">
          <draw:text-box>
            <text:p>App Design</text:p>
          </draw:text-box>
        </draw:frame>
        <draw:rect draw:style-name="gr2" draw:text-style-name="P1" draw:layer="layout" svg:width="7.112cm" svg:height="2.921cm" svg:x="2.651cm" svg:y="3.413cm">
          <text:p text:style-name="P1">Start polling</text:p>
        </draw:rect>
        <draw:line draw:style-name="gr19" draw:text-style-name="P1" draw:layer="layout" svg:x1="9.763cm" svg:y1="4.81cm" svg:x2="15.859cm" svg:y2="4.81cm">
          <text:p text:style-name="P7">Timer Event</text:p>
        </draw:line>
        <draw:rect draw:style-name="gr2" draw:text-style-name="P1" draw:layer="layout" svg:width="6.985cm" svg:height="2.794cm" svg:x="15.786cm" svg:y="3.413cm">
          <text:p text:style-name="P1">Get Current Location</text:p>
        </draw:rect>
        <draw:line draw:style-name="gr3" draw:text-style-name="P1" draw:layer="layout" svg:x1="19.288cm" svg:y1="6.207cm" svg:x2="19.288cm" svg:y2="11.033cm">
          <text:p/>
        </draw:line>
        <draw:rect draw:style-name="gr2" draw:text-style-name="P1" draw:layer="layout" svg:width="8.255cm" svg:height="2.159cm" svg:x="15.186cm" svg:y="11.033cm">
          <text:p text:style-name="P1">Fetch Landmarks Near You</text:p>
        </draw:rect>
        <draw:line draw:style-name="gr3" draw:text-style-name="P1" draw:layer="layout" svg:x1="15.224cm" svg:y1="12.176cm" svg:x2="10.271cm" svg:y2="12.176cm">
          <text:p/>
        </draw:line>
        <draw:rect draw:style-name="gr2" draw:text-style-name="P1" draw:layer="layout" svg:width="8.89cm" svg:height="2.413cm" svg:x="1.381cm" svg:y="11.16cm">
          <text:p text:style-name="P1">Display and Read Landmarks</text:p>
        </draw:rect>
        <draw:rect draw:style-name="gr2" draw:text-style-name="P1" draw:layer="layout" svg:width="9.017cm" svg:height="2.921cm" svg:x="1.559cm" svg:y="15.732cm">
          <text:p text:style-name="P1">Set Proximity</text:p>
          <text:p text:style-name="P1">Set Verbal Reading (on/off)</text:p>
        </draw:rect>
        <draw:rect draw:style-name="gr2" draw:text-style-name="P1" draw:layer="layout" svg:width="8.128cm" svg:height="3.048cm" svg:x="15.197cm" svg:y="16.748cm">
          <text:p text:style-name="P1">Add Landmark</text:p>
        </draw:rect>
        <draw:rect draw:style-name="gr2" draw:text-style-name="P1" draw:layer="layout" svg:width="8.382cm" svg:height="1.651cm" svg:x="15.17cm" svg:y="14.335cm">
          <text:p text:style-name="P1">Login as Administrator</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er Choate</meta:initial-creator>
    <meta:creation-date>2017-10-13T17:51:00.56</meta:creation-date>
    <dc:date>2017-10-21T16:37:21.91</dc:date>
    <dc:creator>Christopher Choate</dc:creator>
    <meta:editing-duration>P5DT23H56M48S</meta:editing-duration>
    <meta:editing-cycles>14</meta:editing-cycles>
    <meta:generator>OpenOffice/4.1.3$Win32 OpenOffice.org_project/413m1$Build-9783</meta:generator>
    <meta:document-statistic meta:object-count="57"/>
  </office:meta>
</office:document-meta>
</file>